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xmlns:split="http://www.deltaxml.com/ns/track-changes/split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2T17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agraph Split with Text Addition</text:h>
      <text:p text:style-name="Text_20_body">In this example, the following paragraph will be split by copying <text:s/>the text in between curly braces from the following paragraphs and pasting it in between the square brackets.</text:p>
      <text:p text:style-name="Text_20_body" split:split001-idref="split1">This paragraph will be split. [<delta:inserted-text-start delta:insertion-change-idref="ct1" delta:inserted-text-end-idref="it1"/>This will be copied.<delta:inserted-text-end delta:inserted-text-end-id="it1"/></text:p>
      <text:p text:style-name="Text_20_body" delta:split-id="split1" delta:insertion-change-idref="ct1" delta:insertion-type="split"><delta:inserted-text-start delta:insertion-change-idref="ct1" delta:inserted-text-end-idref="it2"/>This will also be copied<delta:inserted-text-end delta:inserted-text-end-id="it2"/>] This will be in the new paragraph.</text:p>
      <text:p text:style-name="Text_20_body">This is the source of the copy and paste. {This will be copied.</text:p>
      <text:p text:style-name="Text_20_body">This will also be copied}. This part will not be cop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2T16:59:29</meta:creation-date>
    <dc:date>2010-06-22T17:01:53</dc:date>
    <dc:creator>Tristan Mitchell</dc:creator>
    <meta:editing-duration>PT00H02M11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6" meta:word-count="79" meta:character-count="440"/>
  </office:meta>
</office:document-meta>
</file>